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1000000490A261A490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tillium Web[RUS by Daymarius]" svg:font-family="'Titillium Web[RUS by Daymarius]'" style:font-adornments="Жирный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true" fo:min-height="1.995cm" fo:min-width="5.453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true" draw:auto-grow-width="true" fo:min-height="1.245cm" fo:min-width="4.453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color="#e7e7e7" loext:opacity="100%" style:font-name="Titillium Web[RUS by Daymarius]" fo:font-weight="bold"/>
    </style:style>
    <style:style style:name="P3" style:family="paragraph">
      <loext:graphic-properties draw:fill="none" draw:fill-color="#ffffff"/>
      <style:text-properties fo:color="#e7e7e7" loext:opacity="100%" style:font-name="Titillium Web[RUS by Daymarius]" fo:font-size="40pt" fo:font-weight="bold" style:font-size-asian="40pt" style:font-size-complex="40pt"/>
    </style:style>
    <style:style style:name="P4" style:family="paragraph">
      <style:text-properties fo:color="#e7e7e7" loext:opacity="100%" style:font-name="Titillium Web[RUS by Daymarius]" fo:font-size="28pt" fo:font-weight="bold"/>
    </style:style>
    <style:style style:name="P5" style:family="paragraph">
      <loext:graphic-properties draw:fill="none" draw:fill-color="#ffffff"/>
      <style:text-properties fo:color="#e7e7e7" loext:opacity="100%" style:font-name="Titillium Web[RUS by Daymarius]" fo:font-size="28pt" fo:font-weight="bold" style:font-size-asian="40pt" style:font-size-complex="4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19cm" svg:height="27.699cm" svg:x="1cm" svg:y="1.001cm">
          <draw:image xlink:href="Pictures/100000000000031000000490A261A490.jpg" xlink:type="simple" xlink:show="embed" xlink:actuate="onLoad" draw:mime-type="image/jpeg">
            <text:p/>
          </draw:image>
        </draw:frame>
        <draw:frame draw:style-name="gr2" draw:text-style-name="P3" draw:layer="layout" svg:width="6.268cm" svg:height="2.393cm" svg:x="2.232cm" svg:y="14.357cm">
          <draw:text-box>
            <text:p text:style-name="P2"><text:span text:style-name="T1">scmRTOS</text:span></text:p>
          </draw:text-box>
        </draw:frame>
        <draw:frame draw:style-name="gr3" draw:text-style-name="P5" draw:layer="layout" svg:width="5.904cm" svg:height="1.75cm" svg:x="2.5cm" svg:y="17cm">
          <draw:text-box>
            <text:p text:style-name="P4"><text:span text:style-name="T2">User Manual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tillium Web[RUS by Daymarius]" svg:font-family="'Titillium Web[RUS by Daymarius]'" style:font-adornments="Жирный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16T23:03:24.189174484</dc:date>
    <meta:editing-duration>PT5M40S</meta:editing-duration>
    <meta:editing-cycles>1</meta:editing-cycles>
    <meta:document-statistic meta:object-count="3"/>
    <meta:generator>LibreOffice/24.2.7.2$Linux_X86_64 LibreOffice_project/420$Build-2</meta:generator>
  </office:meta>
</office:document-meta>
</file>